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98in"/>
    </style:style>
    <style:style style:name="co3" style:family="table-column">
      <style:table-column-properties fo:break-before="auto" style:column-width="1.4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02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 style:data-style-name="N10002"/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#ff33ff" fo:border="0.06pt solid #000000"/>
    </style:style>
    <style:style style:name="ce9" style:family="table-cell" style:parent-style-name="Default">
      <style:table-cell-properties fo:background-color="#ffcc00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ff3399" fo:border="0.06pt solid #000000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table table:name="5.1 and 7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float" office:value="5.1" calcext:value-type="float">
            <text:p>5.1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Label</text:p>
          </table:table-cell>
          <table:table-cell table:style-name="ce1"/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Elevation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4]))*COS(RADIANS([.E4]))" office:value-type="float" office:value="0.866025403784439" calcext:value-type="float">
            <text:p>0.87</text:p>
          </table:table-cell>
          <table:table-cell table:formula="of:=SIN(RADIANS([.D4]))*COS(RADIANS([.E4]))" office:value-type="float" office:value="0.5" calcext:value-type="float">
            <text:p>0.50</text:p>
          </table:table-cell>
          <table:table-cell table:formula="of:=SIN(RADIANS([.E4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 table:formula="of:=-[.D4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5]))*COS(RADIANS([.E5]))" office:value-type="float" office:value="0.866025403784439" calcext:value-type="float">
            <text:p>0.87</text:p>
          </table:table-cell>
          <table:table-cell table:formula="of:=SIN(RADIANS([.D5]))*COS(RADIANS([.E5]))" office:value-type="float" office:value="-0.5" calcext:value-type="float">
            <text:p>-0.50</text:p>
          </table:table-cell>
          <table:table-cell table:formula="of:=SIN(RADIANS([.E5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6]))*COS(RADIANS([.E6]))" office:value-type="float" office:value="1" calcext:value-type="float">
            <text:p>1.00</text:p>
          </table:table-cell>
          <table:table-cell table:formula="of:=SIN(RADIANS([.D6]))*COS(RADIANS([.E6]))" office:value-type="float" office:value="0" calcext:value-type="float">
            <text:p>0.00</text:p>
          </table:table-cell>
          <table:table-cell table:formula="of:=SIN(RADIANS([.E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FE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7]))*COS(RADIANS([.E7]))" office:value-type="float" office:value="1" calcext:value-type="float">
            <text:p>1.00</text:p>
          </table:table-cell>
          <table:table-cell table:formula="of:=SIN(RADIANS([.D7]))*COS(RADIANS([.E7]))" office:value-type="float" office:value="0" calcext:value-type="float">
            <text:p>0.00</text:p>
          </table:table-cell>
          <table:table-cell table:formula="of:=SIN(RADIANS([.E7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ftSurround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8]))*COS(RADIANS([.E8]))" office:value-type="float" office:value="-0.342020143325669" calcext:value-type="float">
            <text:p>-0.34</text:p>
          </table:table-cell>
          <table:table-cell table:formula="of:=SIN(RADIANS([.D8]))*COS(RADIANS([.E8]))" office:value-type="float" office:value="0.939692620785908" calcext:value-type="float">
            <text:p>0.94</text:p>
          </table:table-cell>
          <table:table-cell table:formula="of:=SIN(RADIANS([.E8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ghtSurround</text:p>
          </table:table-cell>
          <table:table-cell table:formula="of:=-[.D8]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9]))*COS(RADIANS([.E9]))" office:value-type="float" office:value="-0.342020143325669" calcext:value-type="float">
            <text:p>-0.34</text:p>
          </table:table-cell>
          <table:table-cell table:formula="of:=SIN(RADIANS([.D9]))*COS(RADIANS([.E9]))" office:value-type="float" office:value="-0.939692620785908" calcext:value-type="float">
            <text:p>-0.94</text:p>
          </table:table-cell>
          <table:table-cell table:formula="of:=SIN(RADIANS([.E9]))" office:value-type="float" office:value="0" calcext:value-type="float">
            <text:p>0.00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2" table:number-rows-repeated="2">
          <table:table-cell table:number-columns-repeated="6"/>
          <table:table-cell table:style-name="Default" table:number-columns-repeated="3"/>
        </table:table-row>
        <table:table-row table:style-name="ro2">
          <table:table-cell office:value-type="float" office:value="7.1" calcext:value-type="float">
            <text:p>7.1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Label</text:p>
          </table:table-cell>
          <table:table-cell table:style-name="ce1"/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Elevation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17]))*COS(RADIANS([.E17]))" office:value-type="float" office:value="0.866025403784439" calcext:value-type="float">
            <text:p>0.87</text:p>
          </table:table-cell>
          <table:table-cell table:formula="of:=SIN(RADIANS([.D17]))*COS(RADIANS([.E17]))" office:value-type="float" office:value="0.5" calcext:value-type="float">
            <text:p>0.50</text:p>
          </table:table-cell>
          <table:table-cell table:formula="of:=SIN(RADIANS([.E17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 table:formula="of:=-[.D17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18]))*COS(RADIANS([.E18]))" office:value-type="float" office:value="0.866025403784439" calcext:value-type="float">
            <text:p>0.87</text:p>
          </table:table-cell>
          <table:table-cell table:formula="of:=SIN(RADIANS([.D18]))*COS(RADIANS([.E18]))" office:value-type="float" office:value="-0.5" calcext:value-type="float">
            <text:p>-0.50</text:p>
          </table:table-cell>
          <table:table-cell table:formula="of:=SIN(RADIANS([.E18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19]))*COS(RADIANS([.E19]))" office:value-type="float" office:value="1" calcext:value-type="float">
            <text:p>1.00</text:p>
          </table:table-cell>
          <table:table-cell table:formula="of:=SIN(RADIANS([.D19]))*COS(RADIANS([.E19]))" office:value-type="float" office:value="0" calcext:value-type="float">
            <text:p>0.00</text:p>
          </table:table-cell>
          <table:table-cell table:formula="of:=SIN(RADIANS([.E19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FE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20]))*COS(RADIANS([.E20]))" office:value-type="float" office:value="1" calcext:value-type="float">
            <text:p>1.00</text:p>
          </table:table-cell>
          <table:table-cell table:formula="of:=SIN(RADIANS([.D20]))*COS(RADIANS([.E20]))" office:value-type="float" office:value="0" calcext:value-type="float">
            <text:p>0.00</text:p>
          </table:table-cell>
          <table:table-cell table:formula="of:=SIN(RADIANS([.E20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ftSurround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21]))*COS(RADIANS([.E21]))" office:value-type="float" office:value="-0.342020143325669" calcext:value-type="float">
            <text:p>-0.34</text:p>
          </table:table-cell>
          <table:table-cell table:formula="of:=SIN(RADIANS([.D21]))*COS(RADIANS([.E21]))" office:value-type="float" office:value="0.939692620785908" calcext:value-type="float">
            <text:p>0.94</text:p>
          </table:table-cell>
          <table:table-cell table:formula="of:=SIN(RADIANS([.E21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ghtSurround</text:p>
          </table:table-cell>
          <table:table-cell table:formula="of:=-[.D21]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22]))*COS(RADIANS([.E22]))" office:value-type="float" office:value="-0.342020143325669" calcext:value-type="float">
            <text:p>-0.34</text:p>
          </table:table-cell>
          <table:table-cell table:formula="of:=SIN(RADIANS([.D22]))*COS(RADIANS([.E22]))" office:value-type="float" office:value="-0.939692620785908" calcext:value-type="float">
            <text:p>-0.94</text:p>
          </table:table-cell>
          <table:table-cell table:formula="of:=SIN(RADIANS([.E22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ckSurroundLef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23]))*COS(RADIANS([.E23]))" office:value-type="float" office:value="-0.866025403784439" calcext:value-type="float">
            <text:p>-0.87</text:p>
          </table:table-cell>
          <table:table-cell table:formula="of:=SIN(RADIANS([.D23]))*COS(RADIANS([.E23]))" office:value-type="float" office:value="0.5" calcext:value-type="float">
            <text:p>0.50</text:p>
          </table:table-cell>
          <table:table-cell table:formula="of:=SIN(RADIANS([.E23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BackSurroundRight</text:p>
          </table:table-cell>
          <table:table-cell table:formula="of:=-[.D23]"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24]))*COS(RADIANS([.E24]))" office:value-type="float" office:value="-0.866025403784439" calcext:value-type="float">
            <text:p>-0.87</text:p>
          </table:table-cell>
          <table:table-cell table:formula="of:=SIN(RADIANS([.D24]))*COS(RADIANS([.E24]))" office:value-type="float" office:value="-0.5" calcext:value-type="float">
            <text:p>-0.50</text:p>
          </table:table-cell>
          <table:table-cell table:formula="of:=SIN(RADIANS([.E24])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Default" table:number-columns-repeated="3"/>
        </table:table-row>
        <table:table-row table:style-name="ro3">
          <table:table-cell office:value-type="string" calcext:value-type="string">
            <text:p>Auro 9.1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Label</text:p>
          </table:table-cell>
          <table:table-cell table:style-name="ce1"/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Elevation ?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30]))*COS(RADIANS([.E30]))" office:value-type="float" office:value="0.866025403784439" calcext:value-type="float">
            <text:p>0.87</text:p>
          </table:table-cell>
          <table:table-cell table:formula="of:=SIN(RADIANS([.D30]))*COS(RADIANS([.E30]))" office:value-type="float" office:value="0.5" calcext:value-type="float">
            <text:p>0.50</text:p>
          </table:table-cell>
          <table:table-cell table:formula="of:=SIN(RADIANS([.E30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 table:formula="of:=-[.D30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31]))*COS(RADIANS([.E31]))" office:value-type="float" office:value="0.866025403784439" calcext:value-type="float">
            <text:p>0.87</text:p>
          </table:table-cell>
          <table:table-cell table:formula="of:=SIN(RADIANS([.D31]))*COS(RADIANS([.E31]))" office:value-type="float" office:value="-0.5" calcext:value-type="float">
            <text:p>-0.50</text:p>
          </table:table-cell>
          <table:table-cell table:formula="of:=SIN(RADIANS([.E31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32]))*COS(RADIANS([.E32]))" office:value-type="float" office:value="1" calcext:value-type="float">
            <text:p>1.00</text:p>
          </table:table-cell>
          <table:table-cell table:formula="of:=SIN(RADIANS([.D32]))*COS(RADIANS([.E32]))" office:value-type="float" office:value="0" calcext:value-type="float">
            <text:p>0.00</text:p>
          </table:table-cell>
          <table:table-cell table:formula="of:=SIN(RADIANS([.E32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FE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33]))*COS(RADIANS([.E33]))" office:value-type="float" office:value="1" calcext:value-type="float">
            <text:p>1.00</text:p>
          </table:table-cell>
          <table:table-cell table:formula="of:=SIN(RADIANS([.D33]))*COS(RADIANS([.E33]))" office:value-type="float" office:value="0" calcext:value-type="float">
            <text:p>0.00</text:p>
          </table:table-cell>
          <table:table-cell table:formula="of:=SIN(RADIANS([.E33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ftSurround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34]))*COS(RADIANS([.E34]))" office:value-type="float" office:value="-0.342020143325669" calcext:value-type="float">
            <text:p>-0.34</text:p>
          </table:table-cell>
          <table:table-cell table:formula="of:=SIN(RADIANS([.D34]))*COS(RADIANS([.E34]))" office:value-type="float" office:value="0.939692620785908" calcext:value-type="float">
            <text:p>0.94</text:p>
          </table:table-cell>
          <table:table-cell table:formula="of:=SIN(RADIANS([.E34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ghtSurround</text:p>
          </table:table-cell>
          <table:table-cell table:formula="of:=-[.D34]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35]))*COS(RADIANS([.E35]))" office:value-type="float" office:value="-0.342020143325669" calcext:value-type="float">
            <text:p>-0.34</text:p>
          </table:table-cell>
          <table:table-cell table:formula="of:=SIN(RADIANS([.D35]))*COS(RADIANS([.E35]))" office:value-type="float" office:value="-0.939692620785908" calcext:value-type="float">
            <text:p>-0.94</text:p>
          </table:table-cell>
          <table:table-cell table:formula="of:=SIN(RADIANS([.E35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ghtLeft</text:p>
          </table:table-cell>
          <table:table-cell table:formula="of:=[.D30]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S(RADIANS([.D36]))*COS(RADIANS([.E36]))" office:value-type="float" office:value="0.612372435695795" calcext:value-type="float">
            <text:p>0.61</text:p>
          </table:table-cell>
          <table:table-cell table:formula="of:=SIN(RADIANS([.D36]))*COS(RADIANS([.E36]))" office:value-type="float" office:value="0.353553390593274" calcext:value-type="float">
            <text:p>0.35</text:p>
          </table:table-cell>
          <table:table-cell table:formula="of:=SIN(RADIANS([.E36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eightRight</text:p>
          </table:table-cell>
          <table:table-cell table:formula="of:=[.D31]" office:value-type="float" office:value="-30" calcext:value-type="float">
            <text:p>-3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37]))*COS(RADIANS([.E37]))" office:value-type="float" office:value="0.612372435695795" calcext:value-type="float">
            <text:p>0.61</text:p>
          </table:table-cell>
          <table:table-cell table:formula="of:=SIN(RADIANS([.D37]))*COS(RADIANS([.E37]))" office:value-type="float" office:value="-0.353553390593274" calcext:value-type="float">
            <text:p>-0.35</text:p>
          </table:table-cell>
          <table:table-cell table:formula="of:=SIN(RADIANS([.E37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HeightLeftSurround</text:p>
          </table:table-cell>
          <table:table-cell table:formula="of:=[.D34]" office:value-type="float" office:value="110" calcext:value-type="float">
            <text:p>11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38]))*COS(RADIANS([.E38]))" office:value-type="float" office:value="-0.241844762647975" calcext:value-type="float">
            <text:p>-0.24</text:p>
          </table:table-cell>
          <table:table-cell table:formula="of:=SIN(RADIANS([.D38]))*COS(RADIANS([.E38]))" office:value-type="float" office:value="0.664463024388675" calcext:value-type="float">
            <text:p>0.66</text:p>
          </table:table-cell>
          <table:table-cell table:formula="of:=SIN(RADIANS([.E38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S</text:p>
          </table:table-cell>
          <table:table-cell office:value-type="string" calcext:value-type="string">
            <text:p>HeightRightSurround</text:p>
          </table:table-cell>
          <table:table-cell table:formula="of:=[.D35]" office:value-type="float" office:value="-110" calcext:value-type="float">
            <text:p>-11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39]))*COS(RADIANS([.E39]))" office:value-type="float" office:value="-0.241844762647975" calcext:value-type="float">
            <text:p>-0.24</text:p>
          </table:table-cell>
          <table:table-cell table:formula="of:=SIN(RADIANS([.D39]))*COS(RADIANS([.E39]))" office:value-type="float" office:value="-0.664463024388675" calcext:value-type="float">
            <text:p>-0.66</text:p>
          </table:table-cell>
          <table:table-cell table:formula="of:=SIN(RADIANS([.E39]))" office:value-type="float" office:value="0.707106781186547" calcext:value-type="float">
            <text:p>0.71</text:p>
          </table:table-cell>
        </table:table-row>
        <table:table-row table:style-name="ro2" table:number-rows-repeated="2">
          <table:table-cell table:number-columns-repeated="6"/>
          <table:table-cell table:style-name="Default" table:number-columns-repeated="3"/>
        </table:table-row>
        <table:table-row table:style-name="ro2">
          <table:table-cell office:value-type="string" calcext:value-type="string">
            <text:p>Auro 10.1</text:p>
          </table:table-cell>
          <table:table-cell office:value-type="string" calcext:value-type="string">
            <text:p>With (Voice of God)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Label</text:p>
          </table:table-cell>
          <table:table-cell table:style-name="ce1"/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Elevation ?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45]))*COS(RADIANS([.E45]))" office:value-type="float" office:value="0.866025403784439" calcext:value-type="float">
            <text:p>0.87</text:p>
          </table:table-cell>
          <table:table-cell table:formula="of:=SIN(RADIANS([.D45]))*COS(RADIANS([.E45]))" office:value-type="float" office:value="0.5" calcext:value-type="float">
            <text:p>0.50</text:p>
          </table:table-cell>
          <table:table-cell table:formula="of:=SIN(RADIANS([.E45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</text:p>
          </table:table-cell>
          <table:table-cell table:formula="of:=-[.D45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46]))*COS(RADIANS([.E46]))" office:value-type="float" office:value="0.866025403784439" calcext:value-type="float">
            <text:p>0.87</text:p>
          </table:table-cell>
          <table:table-cell table:formula="of:=SIN(RADIANS([.D46]))*COS(RADIANS([.E46]))" office:value-type="float" office:value="-0.5" calcext:value-type="float">
            <text:p>-0.50</text:p>
          </table:table-cell>
          <table:table-cell table:formula="of:=SIN(RADIANS([.E46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47]))*COS(RADIANS([.E47]))" office:value-type="float" office:value="1" calcext:value-type="float">
            <text:p>1.00</text:p>
          </table:table-cell>
          <table:table-cell table:formula="of:=SIN(RADIANS([.D47]))*COS(RADIANS([.E47]))" office:value-type="float" office:value="0" calcext:value-type="float">
            <text:p>0.00</text:p>
          </table:table-cell>
          <table:table-cell table:formula="of:=SIN(RADIANS([.E47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FE</text:p>
          </table:table-cell>
          <table:table-cell office:value-type="string" calcext:value-type="string">
            <text:p>Su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RADIANS([.D48]))*COS(RADIANS([.E48]))" office:value-type="float" office:value="1" calcext:value-type="float">
            <text:p>1.00</text:p>
          </table:table-cell>
          <table:table-cell table:formula="of:=SIN(RADIANS([.D48]))*COS(RADIANS([.E48]))" office:value-type="float" office:value="0" calcext:value-type="float">
            <text:p>0.00</text:p>
          </table:table-cell>
          <table:table-cell table:formula="of:=SIN(RADIANS([.E48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eftSurround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49]))*COS(RADIANS([.E49]))" office:value-type="float" office:value="-0.342020143325669" calcext:value-type="float">
            <text:p>-0.34</text:p>
          </table:table-cell>
          <table:table-cell table:formula="of:=SIN(RADIANS([.D49]))*COS(RADIANS([.E49]))" office:value-type="float" office:value="0.939692620785908" calcext:value-type="float">
            <text:p>0.94</text:p>
          </table:table-cell>
          <table:table-cell table:formula="of:=SIN(RADIANS([.E49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ghtSurround</text:p>
          </table:table-cell>
          <table:table-cell table:formula="of:=-[.D49]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S(RADIANS([.D50]))*COS(RADIANS([.E50]))" office:value-type="float" office:value="-0.342020143325669" calcext:value-type="float">
            <text:p>-0.34</text:p>
          </table:table-cell>
          <table:table-cell table:formula="of:=SIN(RADIANS([.D50]))*COS(RADIANS([.E50]))" office:value-type="float" office:value="-0.939692620785908" calcext:value-type="float">
            <text:p>-0.94</text:p>
          </table:table-cell>
          <table:table-cell table:formula="of:=SIN(RADIANS([.E50]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ghtLeft</text:p>
          </table:table-cell>
          <table:table-cell table:formula="of:=[.D45]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S(RADIANS([.D51]))*COS(RADIANS([.E51]))" office:value-type="float" office:value="0.612372435695795" calcext:value-type="float">
            <text:p>0.61</text:p>
          </table:table-cell>
          <table:table-cell table:formula="of:=SIN(RADIANS([.D51]))*COS(RADIANS([.E51]))" office:value-type="float" office:value="0.353553390593274" calcext:value-type="float">
            <text:p>0.35</text:p>
          </table:table-cell>
          <table:table-cell table:formula="of:=SIN(RADIANS([.E51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eightRight</text:p>
          </table:table-cell>
          <table:table-cell table:formula="of:=[.D46]" office:value-type="float" office:value="-30" calcext:value-type="float">
            <text:p>-3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52]))*COS(RADIANS([.E52]))" office:value-type="float" office:value="0.612372435695795" calcext:value-type="float">
            <text:p>0.61</text:p>
          </table:table-cell>
          <table:table-cell table:formula="of:=SIN(RADIANS([.D52]))*COS(RADIANS([.E52]))" office:value-type="float" office:value="-0.353553390593274" calcext:value-type="float">
            <text:p>-0.35</text:p>
          </table:table-cell>
          <table:table-cell table:formula="of:=SIN(RADIANS([.E52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HeightLeftSurround</text:p>
          </table:table-cell>
          <table:table-cell table:formula="of:=[.D49]" office:value-type="float" office:value="110" calcext:value-type="float">
            <text:p>11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53]))*COS(RADIANS([.E53]))" office:value-type="float" office:value="-0.241844762647975" calcext:value-type="float">
            <text:p>-0.24</text:p>
          </table:table-cell>
          <table:table-cell table:formula="of:=SIN(RADIANS([.D53]))*COS(RADIANS([.E53]))" office:value-type="float" office:value="0.664463024388675" calcext:value-type="float">
            <text:p>0.66</text:p>
          </table:table-cell>
          <table:table-cell table:formula="of:=SIN(RADIANS([.E53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RS</text:p>
          </table:table-cell>
          <table:table-cell office:value-type="string" calcext:value-type="string">
            <text:p>HeightRightSurround</text:p>
          </table:table-cell>
          <table:table-cell table:formula="of:=[.D50]" office:value-type="float" office:value="-110" calcext:value-type="float">
            <text:p>-110</text:p>
          </table:table-cell>
          <table:table-cell table:formula="of:=[.$E$36]" office:value-type="float" office:value="45" calcext:value-type="float">
            <text:p>45</text:p>
          </table:table-cell>
          <table:table-cell/>
          <table:table-cell table:formula="of:=COS(RADIANS([.D54]))*COS(RADIANS([.E54]))" office:value-type="float" office:value="-0.241844762647975" calcext:value-type="float">
            <text:p>-0.24</text:p>
          </table:table-cell>
          <table:table-cell table:formula="of:=SIN(RADIANS([.D54]))*COS(RADIANS([.E54]))" office:value-type="float" office:value="-0.664463024388675" calcext:value-type="float">
            <text:p>-0.66</text:p>
          </table:table-cell>
          <table:table-cell table:formula="of:=SIN(RADIANS([.E54]))" office:value-type="float" office:value="0.707106781186547" calcext:value-type="float">
            <text:p>0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G</text:p>
          </table:table-cell>
          <table:table-cell office:value-type="string" calcext:value-type="string">
            <text:p>VoiceOfGod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S(RADIANS([.D55]))*COS(RADIANS([.E55]))" office:value-type="float" office:value="6.12323399573677E-017" calcext:value-type="float">
            <text:p>0.00</text:p>
          </table:table-cell>
          <table:table-cell table:formula="of:=SIN(RADIANS([.D55]))*COS(RADIANS([.E55]))" office:value-type="float" office:value="0" calcext:value-type="float">
            <text:p>0.00</text:p>
          </table:table-cell>
          <table:table-cell table:formula="of:=SIN(RADIANS([.E55]))" office:value-type="float" office:value="1" calcext:value-type="float">
            <text:p>1.00</text:p>
          </table:table-cell>
        </table:table-row>
        <table:table-row table:style-name="ro2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22.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4">
          <table:table-cell table:style-name="ce4" office:value-type="string" calcext:value-type="string">
            <text:p>22.2 Surround configuration (Super Hi-Vision)</text:p>
          </table:table-cell>
          <table:table-cell table:number-columns-repeated="9"/>
        </table:table-row>
        <table:table-row table:style-name="ro1" table:number-rows-repeated="2">
          <table:table-cell table:style-name="ce5"/>
          <table:table-cell table:number-columns-repeated="9"/>
        </table:table-row>
        <table:table-row table:style-name="ro1"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ame</text:p>
          </table:table-cell>
          <table:table-cell table:style-name="ce12" office:value-type="string" calcext:value-type="string">
            <text:p>Layer</text:p>
          </table:table-cell>
          <table:table-cell table:style-name="ce6" office:value-type="string" calcext:value-type="string">
            <text:p>Azimuth</text:p>
          </table:table-cell>
          <table:table-cell table:style-name="ce6" office:value-type="string" calcext:value-type="string">
            <text:p>Elevatio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L</text:p>
          </table:table-cell>
          <table:table-cell table:style-name="ce7" office:value-type="string" calcext:value-type="string">
            <text:p>Front left </text:p>
          </table:table-cell>
          <table:table-cell table:style-name="ce7" office:value-type="string" calcext:value-type="string">
            <text:p>Middle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5]))*COS(RADIANS([.F5]))" office:value-type="float" office:value="0.707106781186548" calcext:value-type="float">
            <text:p>0.71</text:p>
          </table:table-cell>
          <table:table-cell table:style-name="ce2" table:formula="of:=SIN(RADIANS([.E5]))*COS(RADIANS([.F5]))" office:value-type="float" office:value="0.707106781186547" calcext:value-type="float">
            <text:p>0.71</text:p>
          </table:table-cell>
          <table:table-cell table:style-name="ce3" table:formula="of:=SIN(RADIANS([.F5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Front right </text:p>
          </table:table-cell>
          <table:table-cell table:style-name="ce7" office:value-type="string" calcext:value-type="string">
            <text:p>Middle</text:p>
          </table:table-cell>
          <table:table-cell table:style-name="ce7" table:formula="of:=-[.E5]" office:value-type="float" office:value="-45" calcext:value-type="float">
            <text:p>-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6]))*COS(RADIANS([.F6]))" office:value-type="float" office:value="0.707106781186548" calcext:value-type="float">
            <text:p>0.71</text:p>
          </table:table-cell>
          <table:table-cell table:style-name="ce2" table:formula="of:=SIN(RADIANS([.E6]))*COS(RADIANS([.F6]))" office:value-type="float" office:value="-0.707106781186547" calcext:value-type="float">
            <text:p>-0.71</text:p>
          </table:table-cell>
          <table:table-cell table:style-name="ce3" table:formula="of:=SIN(RADIANS([.F6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C</text:p>
          </table:table-cell>
          <table:table-cell table:style-name="ce7" office:value-type="string" calcext:value-type="string">
            <text:p>Front center </text:p>
          </table:table-cell>
          <table:table-cell table:style-name="ce7" office:value-type="string" calcext:value-type="string">
            <text:p>Midd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style-name="ce2" table:formula="of:=COS(RADIANS([.E7]))*COS(RADIANS([.F7]))" office:value-type="float" office:value="1" calcext:value-type="float">
            <text:p>1.00</text:p>
          </table:table-cell>
          <table:table-cell table:style-name="ce2" table:formula="of:=SIN(RADIANS([.E7]))*COS(RADIANS([.F7]))" office:value-type="float" office:value="0" calcext:value-type="float">
            <text:p>0.00</text:p>
          </table:table-cell>
          <table:table-cell table:style-name="ce3" table:formula="of:=SIN(RADIANS([.F7]))" office:value-type="float" office:value="0" calcext:value-type="float">
            <text:p>0.00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FE1</text:p>
          </table:table-cell>
          <table:table-cell table:style-name="ce8" office:value-type="string" calcext:value-type="string">
            <text:p>LFE-1 <text:s/></text:p>
          </table:table-cell>
          <table:table-cell table:style-name="ce8" office:value-type="string" calcext:value-type="string">
            <text:p>Lower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$F$26]" office:value-type="float" office:value="-25" calcext:value-type="float">
            <text:p>-25</text:p>
          </table:table-cell>
          <table:table-cell/>
          <table:table-cell table:style-name="ce2" table:formula="of:=COS(RADIANS([.E8]))*COS(RADIANS([.F8]))" office:value-type="float" office:value="0.784885567221396" calcext:value-type="float">
            <text:p>0.78</text:p>
          </table:table-cell>
          <table:table-cell table:style-name="ce2" table:formula="of:=SIN(RADIANS([.E8]))*COS(RADIANS([.F8]))" office:value-type="float" office:value="0.453153893518325" calcext:value-type="float">
            <text:p>0.45</text:p>
          </table:table-cell>
          <table:table-cell table:style-name="ce3" table:formula="of:=SIN(RADIANS([.F8]))" office:value-type="float" office:value="-0.422618261740699" calcext:value-type="float">
            <text:p>-0.42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L</text:p>
          </table:table-cell>
          <table:table-cell table:style-name="ce7" office:value-type="string" calcext:value-type="string">
            <text:p>Back left </text:p>
          </table:table-cell>
          <table:table-cell table:style-name="ce7" office:value-type="string" calcext:value-type="string">
            <text:p>Middle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110-135</text:p>
          </table:table-cell>
          <table:table-cell table:style-name="ce2" table:formula="of:=COS(RADIANS([.E9]))*COS(RADIANS([.F9]))" office:value-type="float" office:value="-0.707106781186547" calcext:value-type="float">
            <text:p>-0.71</text:p>
          </table:table-cell>
          <table:table-cell table:style-name="ce2" table:formula="of:=SIN(RADIANS([.E9]))*COS(RADIANS([.F9]))" office:value-type="float" office:value="0.707106781186548" calcext:value-type="float">
            <text:p>0.71</text:p>
          </table:table-cell>
          <table:table-cell table:style-name="ce3" table:formula="of:=SIN(RADIANS([.F9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</text:p>
          </table:table-cell>
          <table:table-cell table:style-name="ce7" office:value-type="string" calcext:value-type="string">
            <text:p>Back right </text:p>
          </table:table-cell>
          <table:table-cell table:style-name="ce7" office:value-type="string" calcext:value-type="string">
            <text:p>Middle</text:p>
          </table:table-cell>
          <table:table-cell table:style-name="ce7" table:formula="of:=-[.E9]" office:value-type="float" office:value="-135" calcext:value-type="float">
            <text:p>-1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0]))*COS(RADIANS([.F10]))" office:value-type="float" office:value="-0.707106781186547" calcext:value-type="float">
            <text:p>-0.71</text:p>
          </table:table-cell>
          <table:table-cell table:style-name="ce2" table:formula="of:=SIN(RADIANS([.E10]))*COS(RADIANS([.F10]))" office:value-type="float" office:value="-0.707106781186548" calcext:value-type="float">
            <text:p>-0.71</text:p>
          </table:table-cell>
          <table:table-cell table:style-name="ce3" table:formula="of:=SIN(RADIANS([.F10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FLc</text:p>
          </table:table-cell>
          <table:table-cell table:style-name="ce7" office:value-type="string" calcext:value-type="string">
            <text:p>Front left center</text:p>
          </table:table-cell>
          <table:table-cell table:style-name="ce7" office:value-type="string" calcext:value-type="string">
            <text:p>Middle</text:p>
          </table:table-cell>
          <table:table-cell table:style-name="ce7" table:formula="of:=[.E5]/2" office:value-type="float" office:value="22.5" calcext:value-type="float">
            <text:p>22.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1]))*COS(RADIANS([.F11]))" office:value-type="float" office:value="0.923879532511287" calcext:value-type="float">
            <text:p>0.92</text:p>
          </table:table-cell>
          <table:table-cell table:style-name="ce2" table:formula="of:=SIN(RADIANS([.E11]))*COS(RADIANS([.F11]))" office:value-type="float" office:value="0.38268343236509" calcext:value-type="float">
            <text:p>0.38</text:p>
          </table:table-cell>
          <table:table-cell table:style-name="ce3" table:formula="of:=SIN(RADIANS([.F11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FRc</text:p>
          </table:table-cell>
          <table:table-cell table:style-name="ce7" office:value-type="string" calcext:value-type="string">
            <text:p>Front right center</text:p>
          </table:table-cell>
          <table:table-cell table:style-name="ce7" office:value-type="string" calcext:value-type="string">
            <text:p>Middle</text:p>
          </table:table-cell>
          <table:table-cell table:style-name="ce7" table:formula="of:=[.E6]/2" office:value-type="float" office:value="-22.5" calcext:value-type="float">
            <text:p>-22.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2]))*COS(RADIANS([.F12]))" office:value-type="float" office:value="0.923879532511287" calcext:value-type="float">
            <text:p>0.92</text:p>
          </table:table-cell>
          <table:table-cell table:style-name="ce2" table:formula="of:=SIN(RADIANS([.E12]))*COS(RADIANS([.F12]))" office:value-type="float" office:value="-0.38268343236509" calcext:value-type="float">
            <text:p>-0.38</text:p>
          </table:table-cell>
          <table:table-cell table:style-name="ce3" table:formula="of:=SIN(RADIANS([.F12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C</text:p>
          </table:table-cell>
          <table:table-cell table:style-name="ce7" office:value-type="string" calcext:value-type="string">
            <text:p>Back center </text:p>
          </table:table-cell>
          <table:table-cell table:style-name="ce7" office:value-type="string" calcext:value-type="string">
            <text:p>Middle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3]))*COS(RADIANS([.F13]))" office:value-type="float" office:value="-1" calcext:value-type="float">
            <text:p>-1.00</text:p>
          </table:table-cell>
          <table:table-cell table:style-name="ce2" table:formula="of:=SIN(RADIANS([.E13]))*COS(RADIANS([.F13]))" office:value-type="float" office:value="1.22464679914735E-016" calcext:value-type="float">
            <text:p>0.00</text:p>
          </table:table-cell>
          <table:table-cell table:style-name="ce3" table:formula="of:=SIN(RADIANS([.F13]))" office:value-type="float" office:value="0" calcext:value-type="float">
            <text:p>0.0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LFE2</text:p>
          </table:table-cell>
          <table:table-cell table:style-name="ce8" office:value-type="string" calcext:value-type="string">
            <text:p>LFE-2 <text:s/></text:p>
          </table:table-cell>
          <table:table-cell table:style-name="ce8" office:value-type="string" calcext:value-type="string">
            <text:p>Lower</text:p>
          </table:table-cell>
          <table:table-cell table:style-name="ce8" table:formula="of:=-[.E8]" office:value-type="float" office:value="-30" calcext:value-type="float">
            <text:p>-30</text:p>
          </table:table-cell>
          <table:table-cell table:style-name="ce8" table:formula="of:=[.$F$26]" office:value-type="float" office:value="-25" calcext:value-type="float">
            <text:p>-25</text:p>
          </table:table-cell>
          <table:table-cell/>
          <table:table-cell table:style-name="ce2" table:formula="of:=COS(RADIANS([.E14]))*COS(RADIANS([.F14]))" office:value-type="float" office:value="0.784885567221396" calcext:value-type="float">
            <text:p>0.78</text:p>
          </table:table-cell>
          <table:table-cell table:style-name="ce2" table:formula="of:=SIN(RADIANS([.E14]))*COS(RADIANS([.F14]))" office:value-type="float" office:value="-0.453153893518325" calcext:value-type="float">
            <text:p>-0.45</text:p>
          </table:table-cell>
          <table:table-cell table:style-name="ce3" table:formula="of:=SIN(RADIANS([.F14]))" office:value-type="float" office:value="-0.422618261740699" calcext:value-type="float">
            <text:p>-0.42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iL</text:p>
          </table:table-cell>
          <table:table-cell table:style-name="ce7" office:value-type="string" calcext:value-type="string">
            <text:p>Side left </text:p>
          </table:table-cell>
          <table:table-cell table:style-name="ce7" office:value-type="string" calcext:value-type="string">
            <text:p>Middle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5]))*COS(RADIANS([.F15]))" office:value-type="float" office:value="6.12323399573677E-017" calcext:value-type="float">
            <text:p>0.00</text:p>
          </table:table-cell>
          <table:table-cell table:style-name="ce2" table:formula="of:=SIN(RADIANS([.E15]))*COS(RADIANS([.F15]))" office:value-type="float" office:value="1" calcext:value-type="float">
            <text:p>1.00</text:p>
          </table:table-cell>
          <table:table-cell table:style-name="ce3" table:formula="of:=SIN(RADIANS([.F15]))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iR</text:p>
          </table:table-cell>
          <table:table-cell table:style-name="ce7" office:value-type="string" calcext:value-type="string">
            <text:p>Side right </text:p>
          </table:table-cell>
          <table:table-cell table:style-name="ce7" office:value-type="string" calcext:value-type="string">
            <text:p>Middle</text:p>
          </table:table-cell>
          <table:table-cell table:style-name="ce7" table:formula="of:=-[.E15]" office:value-type="float" office:value="-90" calcext:value-type="float">
            <text:p>-9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table:formula="of:=COS(RADIANS([.E16]))*COS(RADIANS([.F16]))" office:value-type="float" office:value="6.12323399573677E-017" calcext:value-type="float">
            <text:p>0.00</text:p>
          </table:table-cell>
          <table:table-cell table:style-name="ce2" table:formula="of:=SIN(RADIANS([.E16]))*COS(RADIANS([.F16]))" office:value-type="float" office:value="-1" calcext:value-type="float">
            <text:p>-1.00</text:p>
          </table:table-cell>
          <table:table-cell table:style-name="ce3" table:formula="of:=SIN(RADIANS([.F16]))" office:value-type="float" office:value="0" calcext:value-type="float">
            <text:p>0.0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pFL</text:p>
          </table:table-cell>
          <table:table-cell table:style-name="ce9" office:value-type="string" calcext:value-type="string">
            <text:p>Top front lef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5]" office:value-type="float" office:value="45" calcext:value-type="float">
            <text:p>45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style-name="ce2" table:formula="of:=COS(RADIANS([.E17]))*COS(RADIANS([.F17]))" office:value-type="float" office:value="0.541675220419702" calcext:value-type="float">
            <text:p>0.54</text:p>
          </table:table-cell>
          <table:table-cell table:style-name="ce2" table:formula="of:=SIN(RADIANS([.E17]))*COS(RADIANS([.F17]))" office:value-type="float" office:value="0.541675220419702" calcext:value-type="float">
            <text:p>0.54</text:p>
          </table:table-cell>
          <table:table-cell table:style-name="ce3" table:formula="of:=SIN(RADIANS([.F17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pFR</text:p>
          </table:table-cell>
          <table:table-cell table:style-name="ce9" office:value-type="string" calcext:value-type="string">
            <text:p>Top front righ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6]" office:value-type="float" office:value="-45" calcext:value-type="float">
            <text:p>-45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18]))*COS(RADIANS([.F18]))" office:value-type="float" office:value="0.541675220419702" calcext:value-type="float">
            <text:p>0.54</text:p>
          </table:table-cell>
          <table:table-cell table:style-name="ce2" table:formula="of:=SIN(RADIANS([.E18]))*COS(RADIANS([.F18]))" office:value-type="float" office:value="-0.541675220419702" calcext:value-type="float">
            <text:p>-0.54</text:p>
          </table:table-cell>
          <table:table-cell table:style-name="ce3" table:formula="of:=SIN(RADIANS([.F18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TpFC</text:p>
          </table:table-cell>
          <table:table-cell table:style-name="ce9" office:value-type="string" calcext:value-type="string">
            <text:p>Top front center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7]" office:value-type="float" office:value="0" calcext:value-type="float">
            <text:p>0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19]))*COS(RADIANS([.F19]))" office:value-type="float" office:value="0.766044443118978" calcext:value-type="float">
            <text:p>0.77</text:p>
          </table:table-cell>
          <table:table-cell table:style-name="ce2" table:formula="of:=SIN(RADIANS([.E19]))*COS(RADIANS([.F19]))" office:value-type="float" office:value="0" calcext:value-type="float">
            <text:p>0.00</text:p>
          </table:table-cell>
          <table:table-cell table:style-name="ce3" table:formula="of:=SIN(RADIANS([.F19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pC</text:p>
          </table:table-cell>
          <table:table-cell table:style-name="ce10" office:value-type="string" calcext:value-type="string">
            <text:p>Top center </text:p>
          </table:table-cell>
          <table:table-cell table:style-name="ce10" office:value-type="string" calcext:value-type="string">
            <text:p>Upper</text:p>
          </table:table-cell>
          <table:table-cell table:style-name="ce10" table:formula="of:=[.E7]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/>
          <table:table-cell table:style-name="ce2" table:formula="of:=COS(RADIANS([.E20]))*COS(RADIANS([.F20]))" office:value-type="float" office:value="6.12323399573677E-017" calcext:value-type="float">
            <text:p>0.00</text:p>
          </table:table-cell>
          <table:table-cell table:style-name="ce2" table:formula="of:=SIN(RADIANS([.E20]))*COS(RADIANS([.F20]))" office:value-type="float" office:value="0" calcext:value-type="float">
            <text:p>0.00</text:p>
          </table:table-cell>
          <table:table-cell table:style-name="ce3" table:formula="of:=SIN(RADIANS([.F20]))" office:value-type="float" office:value="1" calcext:value-type="float">
            <text:p>1.00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TpBL</text:p>
          </table:table-cell>
          <table:table-cell table:style-name="ce9" office:value-type="string" calcext:value-type="string">
            <text:p>Top back lef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9]" office:value-type="float" office:value="135" calcext:value-type="float">
            <text:p>135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21]))*COS(RADIANS([.F21]))" office:value-type="float" office:value="-0.541675220419702" calcext:value-type="float">
            <text:p>-0.54</text:p>
          </table:table-cell>
          <table:table-cell table:style-name="ce2" table:formula="of:=SIN(RADIANS([.E21]))*COS(RADIANS([.F21]))" office:value-type="float" office:value="0.541675220419702" calcext:value-type="float">
            <text:p>0.54</text:p>
          </table:table-cell>
          <table:table-cell table:style-name="ce3" table:formula="of:=SIN(RADIANS([.F21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TpBR</text:p>
          </table:table-cell>
          <table:table-cell table:style-name="ce9" office:value-type="string" calcext:value-type="string">
            <text:p>Top back righ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10]" office:value-type="float" office:value="-135" calcext:value-type="float">
            <text:p>-135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22]))*COS(RADIANS([.F22]))" office:value-type="float" office:value="-0.541675220419702" calcext:value-type="float">
            <text:p>-0.54</text:p>
          </table:table-cell>
          <table:table-cell table:style-name="ce2" table:formula="of:=SIN(RADIANS([.E22]))*COS(RADIANS([.F22]))" office:value-type="float" office:value="-0.541675220419702" calcext:value-type="float">
            <text:p>-0.54</text:p>
          </table:table-cell>
          <table:table-cell table:style-name="ce3" table:formula="of:=SIN(RADIANS([.F22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TpSiL</text:p>
          </table:table-cell>
          <table:table-cell table:style-name="ce9" office:value-type="string" calcext:value-type="string">
            <text:p>Top side lef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15]" office:value-type="float" office:value="90" calcext:value-type="float">
            <text:p>90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23]))*COS(RADIANS([.F23]))" office:value-type="float" office:value="4.69066937635137E-017" calcext:value-type="float">
            <text:p>0.00</text:p>
          </table:table-cell>
          <table:table-cell table:style-name="ce2" table:formula="of:=SIN(RADIANS([.E23]))*COS(RADIANS([.F23]))" office:value-type="float" office:value="0.766044443118978" calcext:value-type="float">
            <text:p>0.77</text:p>
          </table:table-cell>
          <table:table-cell table:style-name="ce3" table:formula="of:=SIN(RADIANS([.F23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TpSiR</text:p>
          </table:table-cell>
          <table:table-cell table:style-name="ce9" office:value-type="string" calcext:value-type="string">
            <text:p>Top side right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16]" office:value-type="float" office:value="-90" calcext:value-type="float">
            <text:p>-90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24]))*COS(RADIANS([.F24]))" office:value-type="float" office:value="4.69066937635137E-017" calcext:value-type="float">
            <text:p>0.00</text:p>
          </table:table-cell>
          <table:table-cell table:style-name="ce2" table:formula="of:=SIN(RADIANS([.E24]))*COS(RADIANS([.F24]))" office:value-type="float" office:value="-0.766044443118978" calcext:value-type="float">
            <text:p>-0.77</text:p>
          </table:table-cell>
          <table:table-cell table:style-name="ce3" table:formula="of:=SIN(RADIANS([.F24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TpBC</text:p>
          </table:table-cell>
          <table:table-cell table:style-name="ce9" office:value-type="string" calcext:value-type="string">
            <text:p>Top back center</text:p>
          </table:table-cell>
          <table:table-cell table:style-name="ce9" office:value-type="string" calcext:value-type="string">
            <text:p>Upper</text:p>
          </table:table-cell>
          <table:table-cell table:style-name="ce9" table:formula="of:=[.E13]" office:value-type="float" office:value="180" calcext:value-type="float">
            <text:p>180</text:p>
          </table:table-cell>
          <table:table-cell table:style-name="ce9" table:formula="of:=[.$F$17]" office:value-type="float" office:value="40" calcext:value-type="float">
            <text:p>40</text:p>
          </table:table-cell>
          <table:table-cell/>
          <table:table-cell table:style-name="ce2" table:formula="of:=COS(RADIANS([.E25]))*COS(RADIANS([.F25]))" office:value-type="float" office:value="-0.766044443118978" calcext:value-type="float">
            <text:p>-0.77</text:p>
          </table:table-cell>
          <table:table-cell table:style-name="ce2" table:formula="of:=SIN(RADIANS([.E25]))*COS(RADIANS([.F25]))" office:value-type="float" office:value="9.38133875270273E-017" calcext:value-type="float">
            <text:p>0.00</text:p>
          </table:table-cell>
          <table:table-cell table:style-name="ce3" table:formula="of:=SIN(RADIANS([.F25]))" office:value-type="float" office:value="0.642787609686539" calcext:value-type="float">
            <text:p>0.64</text:p>
          </table:table-cell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BtFC</text:p>
          </table:table-cell>
          <table:table-cell table:style-name="ce11" office:value-type="string" calcext:value-type="string">
            <text:p>Bottom front center</text:p>
          </table:table-cell>
          <table:table-cell table:style-name="ce11" office:value-type="string" calcext:value-type="string">
            <text:p>Lower</text:p>
          </table:table-cell>
          <table:table-cell table:style-name="ce11" table:formula="of:=[.E7]" office:value-type="float" office:value="0" calcext:value-type="float">
            <text:p>0</text:p>
          </table:table-cell>
          <table:table-cell table:style-name="ce11" office:value-type="float" office:value="-25" calcext:value-type="float">
            <text:p>-25</text:p>
          </table:table-cell>
          <table:table-cell/>
          <table:table-cell table:style-name="ce2" table:formula="of:=COS(RADIANS([.E26]))*COS(RADIANS([.F26]))" office:value-type="float" office:value="0.90630778703665" calcext:value-type="float">
            <text:p>0.91</text:p>
          </table:table-cell>
          <table:table-cell table:style-name="ce2" table:formula="of:=SIN(RADIANS([.E26]))*COS(RADIANS([.F26]))" office:value-type="float" office:value="0" calcext:value-type="float">
            <text:p>0.00</text:p>
          </table:table-cell>
          <table:table-cell table:style-name="ce3" table:formula="of:=SIN(RADIANS([.F26]))" office:value-type="float" office:value="-0.422618261740699" calcext:value-type="float">
            <text:p>-0.42</text:p>
          </table:table-cell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BtFL</text:p>
          </table:table-cell>
          <table:table-cell table:style-name="ce11" office:value-type="string" calcext:value-type="string">
            <text:p>Bottom front left</text:p>
          </table:table-cell>
          <table:table-cell table:style-name="ce11" office:value-type="string" calcext:value-type="string">
            <text:p>Lower</text:p>
          </table:table-cell>
          <table:table-cell table:style-name="ce11" table:formula="of:=[.E5]" office:value-type="float" office:value="45" calcext:value-type="float">
            <text:p>45</text:p>
          </table:table-cell>
          <table:table-cell table:style-name="ce11" table:formula="of:=[.$F$26]" office:value-type="float" office:value="-25" calcext:value-type="float">
            <text:p>-25</text:p>
          </table:table-cell>
          <table:table-cell/>
          <table:table-cell table:style-name="ce2" table:formula="of:=COS(RADIANS([.E27]))*COS(RADIANS([.F27]))" office:value-type="float" office:value="0.640856382055789" calcext:value-type="float">
            <text:p>0.64</text:p>
          </table:table-cell>
          <table:table-cell table:style-name="ce2" table:formula="of:=SIN(RADIANS([.E27]))*COS(RADIANS([.F27]))" office:value-type="float" office:value="0.640856382055788" calcext:value-type="float">
            <text:p>0.64</text:p>
          </table:table-cell>
          <table:table-cell table:style-name="ce3" table:formula="of:=SIN(RADIANS([.F27]))" office:value-type="float" office:value="-0.422618261740699" calcext:value-type="float">
            <text:p>-0.42</text:p>
          </table:table-cell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BtFR</text:p>
          </table:table-cell>
          <table:table-cell table:style-name="ce11" office:value-type="string" calcext:value-type="string">
            <text:p>Bottom front right</text:p>
          </table:table-cell>
          <table:table-cell table:style-name="ce11" office:value-type="string" calcext:value-type="string">
            <text:p>Lower</text:p>
          </table:table-cell>
          <table:table-cell table:style-name="ce11" table:formula="of:=[.E6]" office:value-type="float" office:value="-45" calcext:value-type="float">
            <text:p>-45</text:p>
          </table:table-cell>
          <table:table-cell table:style-name="ce11" table:formula="of:=[.$F$26]" office:value-type="float" office:value="-25" calcext:value-type="float">
            <text:p>-25</text:p>
          </table:table-cell>
          <table:table-cell/>
          <table:table-cell table:style-name="ce2" table:formula="of:=COS(RADIANS([.E28]))*COS(RADIANS([.F28]))" office:value-type="float" office:value="0.640856382055789" calcext:value-type="float">
            <text:p>0.64</text:p>
          </table:table-cell>
          <table:table-cell table:style-name="ce2" table:formula="of:=SIN(RADIANS([.E28]))*COS(RADIANS([.F28]))" office:value-type="float" office:value="-0.640856382055788" calcext:value-type="float">
            <text:p>-0.64</text:p>
          </table:table-cell>
          <table:table-cell table:style-name="ce3" table:formula="of:=SIN(RADIANS([.F28]))" office:value-type="float" office:value="-0.422618261740699" calcext:value-type="float">
            <text:p>-0.42</text:p>
          </table:table-cell>
        </table:table-row>
        <table:table-row table:style-name="ro1" table:number-rows-repeated="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4:36:16.920627000</meta:creation-date>
    <dc:date>2014-03-24T17:18:46.473195000</dc:date>
    <meta:editing-duration>PT2H27M16S</meta:editing-duration>
    <meta:editing-cycles>8</meta:editing-cycles>
    <meta:generator>LibreOffice/4.1.4.2$MacOSX_x86 LibreOffice_project/0a0440ccc0227ad9829de5f46be37cfb6edcf72</meta:generator>
    <meta:document-statistic meta:table-count="2" meta:cell-count="540" meta:object-count="0"/>
  </office:meta>
</office:document-meta>
</file>